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c818" officeooo:paragraph-rsid="0004c81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4c818" officeooo:paragraph-rsid="0004c81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9c43f" officeooo:paragraph-rsid="0009c43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9e808" officeooo:paragraph-rsid="0009e808" style:font-weight-asian="normal" style:font-weight-complex="normal"/>
    </style:style>
    <style:style style:name="P5" style:family="paragraph" style:parent-style-name="Standard">
      <style:text-properties officeooo:paragraph-rsid="000bdcf5"/>
    </style:style>
    <style:style style:name="P6" style:family="paragraph" style:parent-style-name="Standard">
      <style:text-properties officeooo:paragraph-rsid="000e9de1"/>
    </style:style>
    <style:style style:name="P7" style:family="paragraph" style:parent-style-name="Standard">
      <style:text-properties officeooo:rsid="001063eb" officeooo:paragraph-rsid="001063eb"/>
    </style:style>
    <style:style style:name="P8" style:family="paragraph" style:parent-style-name="Standard">
      <style:text-properties officeooo:paragraph-rsid="0011f0a2"/>
    </style:style>
    <style:style style:name="P9" style:family="paragraph" style:parent-style-name="Standard">
      <style:text-properties officeooo:rsid="0014569f" officeooo:paragraph-rsid="0014569f"/>
    </style:style>
    <style:style style:name="P10" style:family="paragraph" style:parent-style-name="Standard">
      <style:text-properties officeooo:paragraph-rsid="0014569f"/>
    </style:style>
    <style:style style:name="P11" style:family="paragraph" style:parent-style-name="Standard">
      <style:text-properties officeooo:paragraph-rsid="00148cde"/>
    </style:style>
    <style:style style:name="P12" style:family="paragraph" style:parent-style-name="Standard">
      <style:text-properties officeooo:rsid="00199c3e" officeooo:paragraph-rsid="00199c3e"/>
    </style:style>
    <style:style style:name="P13" style:family="paragraph" style:parent-style-name="Standard">
      <style:text-properties officeooo:paragraph-rsid="001a30e4"/>
    </style:style>
    <style:style style:name="P14" style:family="paragraph" style:parent-style-name="Standard">
      <style:text-properties officeooo:paragraph-rsid="00199c3e"/>
    </style:style>
    <style:style style:name="P15" style:family="paragraph" style:parent-style-name="Standard">
      <style:text-properties officeooo:rsid="001c881d" officeooo:paragraph-rsid="001a30e4"/>
    </style:style>
    <style:style style:name="P16" style:family="paragraph" style:parent-style-name="Standard">
      <style:text-properties officeooo:rsid="001c881d" officeooo:paragraph-rsid="001c881d"/>
    </style:style>
    <style:style style:name="P17" style:family="paragraph" style:parent-style-name="Standard">
      <style:text-properties officeooo:paragraph-rsid="001c881d"/>
    </style:style>
    <style:style style:name="P18" style:family="paragraph" style:parent-style-name="Standard">
      <style:text-properties officeooo:paragraph-rsid="001cc495"/>
    </style:style>
    <style:style style:name="P19" style:family="paragraph" style:parent-style-name="Standard">
      <style:text-properties officeooo:paragraph-rsid="001063eb"/>
    </style:style>
    <style:style style:name="P20" style:family="paragraph" style:parent-style-name="Standard">
      <style:text-properties officeooo:paragraph-rsid="001f2bfb"/>
    </style:style>
    <style:style style:name="P21" style:family="paragraph" style:parent-style-name="Standard">
      <style:text-properties officeooo:paragraph-rsid="0020ded8"/>
    </style:style>
    <style:style style:name="P22" style:family="paragraph" style:parent-style-name="Standard">
      <style:text-properties officeooo:rsid="0020ded8" officeooo:paragraph-rsid="0020ded8"/>
    </style:style>
    <style:style style:name="P23" style:family="paragraph" style:parent-style-name="Standard">
      <style:text-properties officeooo:rsid="0020ded8" officeooo:paragraph-rsid="00211f03"/>
    </style:style>
    <style:style style:name="P24" style:family="paragraph" style:parent-style-name="Standard">
      <style:text-properties officeooo:rsid="00211f03" officeooo:paragraph-rsid="00211f03"/>
    </style:style>
    <style:style style:name="T1" style:family="text">
      <style:text-properties officeooo:rsid="0006bd9f"/>
    </style:style>
    <style:style style:name="T2" style:family="text">
      <style:text-properties officeooo:rsid="00087484"/>
    </style:style>
    <style:style style:name="T3" style:family="text">
      <style:text-properties officeooo:rsid="0009470b"/>
    </style:style>
    <style:style style:name="T4" style:family="text">
      <style:text-properties style:text-underline-style="none" fo:font-weight="normal" officeooo:rsid="000bdcf5" style:font-weight-asian="normal" style:font-weight-complex="normal"/>
    </style:style>
    <style:style style:name="T5" style:family="text">
      <style:text-properties officeooo:rsid="000e9de1"/>
    </style:style>
    <style:style style:name="T6" style:family="text">
      <style:text-properties officeooo:rsid="001063eb"/>
    </style:style>
    <style:style style:name="T7" style:family="text">
      <style:text-properties officeooo:rsid="0011f0a2"/>
    </style:style>
    <style:style style:name="T8" style:family="text">
      <style:text-properties officeooo:rsid="0014569f"/>
    </style:style>
    <style:style style:name="T9" style:family="text">
      <style:text-properties officeooo:rsid="00148cde"/>
    </style:style>
    <style:style style:name="T10" style:family="text">
      <style:text-properties officeooo:rsid="0016db9d"/>
    </style:style>
    <style:style style:name="T11" style:family="text">
      <style:text-properties officeooo:rsid="0017c4a6"/>
    </style:style>
    <style:style style:name="T12" style:family="text">
      <style:text-properties officeooo:rsid="0017d66f"/>
    </style:style>
    <style:style style:name="T13" style:family="text">
      <style:text-properties officeooo:rsid="001a30e4"/>
    </style:style>
    <style:style style:name="T14" style:family="text">
      <style:text-properties officeooo:rsid="001acd5a"/>
    </style:style>
    <style:style style:name="T15" style:family="text">
      <style:text-properties officeooo:rsid="001ba57c"/>
    </style:style>
    <style:style style:name="T16" style:family="text">
      <style:text-properties officeooo:rsid="001c881d"/>
    </style:style>
    <style:style style:name="T17" style:family="text">
      <style:text-properties officeooo:rsid="001cc495"/>
    </style:style>
    <style:style style:name="T18" style:family="text">
      <style:text-properties officeooo:rsid="001f0c84"/>
    </style:style>
    <style:style style:name="T19" style:family="text">
      <style:text-properties officeooo:rsid="001f2bfb"/>
    </style:style>
    <style:style style:name="T20" style:family="text">
      <style:text-properties officeooo:rsid="0020ded8"/>
    </style:style>
    <style:style style:name="T21" style:family="text">
      <style:text-properties officeooo:rsid="00211f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Control Exercise : </text:p>
      <text:p text:style-name="P1"/>
      <text:p text:style-name="P2">1) Setup Git -</text:p>
      <text:p text:style-name="P2"><text:s text:c="5"/></text:p>
      <text:p text:style-name="P2"><text:s text:c="3"/>sudo apt-get install git</text:p>
      <text:p text:style-name="P2"><text:s text:c="3"/>git config - -global user.name &lt;your name&gt;</text:p>
      <text:p text:style-name="P2"><text:s text:c="3"/>git config - -global user.email &lt;email id&gt;</text:p>
      <text:p text:style-name="P2"/>
      <text:p text:style-name="P2"/>
      <text:p text:style-name="P2">2) Initialize a Git Repository -</text:p>
      <text:p text:style-name="P2"><text:s text:c="6"/></text:p>
      <text:p text:style-name="P2"><text:s text:c="6"/>Create a directory (eg- store)</text:p>
      <text:p text:style-name="P2"><text:s text:c="7"/>$ mkdir store</text:p>
      <text:p text:style-name="P2"><text:s text:c="7"/>$ cd store</text:p>
      <text:p text:style-name="P2"><text:s text:c="7"/>$ git init <text:s/></text:p>
      <text:p text:style-name="P2"><text:s text:c="23"/>{creates a local repository}</text:p>
      <text:p text:style-name="P2"/>
      <text:p text:style-name="P2"/>
      <text:p text:style-name="P2">3) <text:span text:style-name="T1">Add files to the Repository -</text:span></text:p>
      <text:p text:style-name="P2"><text:s text:c="8"/></text:p>
      <text:p text:style-name="P2"><text:s text:c="8"/><text:span text:style-name="T2">Create a file (eg: Readme.txt)</text:span></text:p>
      <text:p text:style-name="P2"><text:s text:c="9"/><text:span text:style-name="T2">$ touch Readme.txt</text:span></text:p>
      <text:p text:style-name="P2"><text:s text:c="9"/><text:span text:style-name="T2">$ git add Readme.txt</text:span></text:p>
      <text:p text:style-name="P2"><text:s text:c="9"/><text:span text:style-name="T2">$ git status</text:span></text:p>
      <text:p text:style-name="P2"><text:s text:c="9"/><text:span text:style-name="T2">$ git commit -m “Create a Readme.”</text:span></text:p>
      <text:p text:style-name="P2"><text:s text:c="9"/><text:span text:style-name="T2">$ git status</text:span></text:p>
      <text:p text:style-name="P2"><text:s text:c="4"/></text:p>
      <text:p text:style-name="P2"><text:s text:c="4"/><text:span text:style-name="T3">Add another file ‘License’</text:span></text:p>
      <text:p text:style-name="P2"><text:s text:c="9"/><text:span text:style-name="T3">$ touch License</text:span></text:p>
      <text:p text:style-name="P2"><text:s text:c="9"/><text:span text:style-name="T3">$ git add Readme.txt License</text:span></text:p>
      <text:p text:style-name="P2"><text:s text:c="9"/><text:span text:style-name="T3">$ git status</text:span></text:p>
      <text:p text:style-name="P2"><text:s text:c="9"/><text:span text:style-name="T3">$ git commit -m ‘Add License and finish Readme.”</text:span></text:p>
      <text:p text:style-name="P2"/>
      <text:p text:style-name="P2"/>
      <text:p text:style-name="P3">4) Unstaging 1 file -</text:p>
      <text:p text:style-name="P3"/>
      <text:p text:style-name="P3"><text:s text:c="8"/>$ git reset HEAD License</text:p>
      <text:p text:style-name="P3"><text:s text:c="8"/>$ git status </text:p>
      <text:p text:style-name="P3"><text:s text:c="9"/>{ nothing to commit (working directory clean) – appears}</text:p>
      <text:p text:style-name="P3"/>
      <text:p text:style-name="P3"/>
      <text:p text:style-name="P4">5) Commit a File -</text:p>
      <text:p text:style-name="P4"><text:s text:c="6"/></text:p>
      <text:p text:style-name="P4"><text:s text:c="7"/>$ git commit -m “Message”</text:p>
      <text:p text:style-name="P4"/>
      <text:p text:style-name="P4"/>
      <text:p text:style-name="P5"><text:span text:style-name="T4">6) <text:s/></text:span>Add a remote-</text:p>
      <text:p text:style-name="P5"><text:s text:c="4"/></text:p>
      <text:p text:style-name="P5"><text:s text:c="6"/><text:span text:style-name="T5">$ cd store </text:span></text:p>
      <text:p text:style-name="P6"><text:s text:c="6"/><text:span text:style-name="T5">$ git remote add origin </text:span><text:a xlink:type="simple" xlink:href="https://github.com/snehagupta12/Readme.git" text:style-name="Internet_20_link" text:visited-style-name="Visited_20_Internet_20_Link"><text:span text:style-name="T5">https://github.com/snehagupta12/Readme.git</text:span></text:a></text:p>
      <text:p text:style-name="P6"/>
      <text:p text:style-name="P6"/>
      <text:p text:style-name="P6"><text:soft-page-break/><text:span text:style-name="T5">7) </text:span>Undo changes to a particular file -</text:p>
      <text:p text:style-name="P6"><text:s text:c="5"/></text:p>
      <text:p text:style-name="P7">Step1 - <text:s/>Edit the file (Readme.txt)</text:p>
      <text:p text:style-name="P7"><text:s text:c="14"/>$ git commit -a -m “Modify Readme”</text:p>
      <text:p text:style-name="P7">Step2- <text:s text:c="2"/>Undoing a Commit</text:p>
      <text:p text:style-name="P7"><text:s text:c="14"/>$ git reset –soft HEAD^</text:p>
      <text:p text:style-name="P7"><text:s text:c="14"/>$ git status</text:p>
      <text:p text:style-name="P7"/>
      <text:p text:style-name="P7"/>
      <text:p text:style-name="P8"><text:span text:style-name="T7">8) </text:span>Push changes to Github -</text:p>
      <text:p text:style-name="P8"/>
      <text:p text:style-name="P8"><text:s text:c="6"/><text:span text:style-name="T7">$ git push -u origin master</text:span></text:p>
      <text:p text:style-name="P8"/>
      <text:p text:style-name="P8"/>
      <text:p text:style-name="P8"><text:span text:style-name="T7">9) </text:span>Clone the repository -</text:p>
      <text:p text:style-name="P8"/>
      <text:p text:style-name="P8"><text:s text:c="6"/><text:span text:style-name="T7">$ git clone &lt;URL of remote repo&gt; &lt;new clone name&gt;</text:span></text:p>
      <text:p text:style-name="P8"><text:s text:c="4"/></text:p>
      <text:p text:style-name="P8"><text:s text:c="4"/><text:span text:style-name="T7">Check - </text:span></text:p>
      <text:p text:style-name="P8"><text:s text:c="8"/><text:span text:style-name="T7">$ ls </text:span></text:p>
      <text:p text:style-name="P8"><text:s text:c="6"/><text:span text:style-name="T7">(clone file appears)</text:span></text:p>
      <text:p text:style-name="P8"/>
      <text:p text:style-name="P8"/>
      <text:p text:style-name="P8"><text:span text:style-name="T7">10) </text:span>Add changes to one of the copies and pull the changes in the other -</text:p>
      <text:p text:style-name="P8"><text:s text:c="4"/></text:p>
      <text:p text:style-name="P8"><text:s text:c="8"/><text:span text:style-name="T8">$ git branch cat</text:span></text:p>
      <text:p text:style-name="P8"><text:s text:c="8"/><text:span text:style-name="T8">$ git checkout cat</text:span></text:p>
      <text:p text:style-name="P8"><text:s text:c="8"/><text:span text:style-name="T8">$ echo “sample” &gt; cat.txt</text:span></text:p>
      <text:p text:style-name="P8"><text:s text:c="8"/><text:span text:style-name="T8">$ git add cat.txt</text:span></text:p>
      <text:p text:style-name="P8"><text:s text:c="8"/><text:span text:style-name="T8">$ git commit -m “create quantum cat”</text:span></text:p>
      <text:p text:style-name="P8"><text:s text:c="8"/></text:p>
      <text:p text:style-name="P9">Move back to master : </text:p>
      <text:p text:style-name="P9"><text:s text:c="5"/></text:p>
      <text:p text:style-name="P9"><text:s text:c="8"/>$ git checkout master </text:p>
      <text:p text:style-name="P9"/>
      <text:p text:style-name="P9">Merge: </text:p>
      <text:p text:style-name="P9"/>
      <text:p text:style-name="P9"><text:s text:c="8"/>$ git merge cat</text:p>
      <text:p text:style-name="P9"/>
      <text:p text:style-name="P9"/>
      <text:p text:style-name="P9"/>
      <text:p text:style-name="P10"><text:span text:style-name="T8">11) </text:span>Check differences between a file and its staged version -</text:p>
      <text:p text:style-name="P10"><text:s text:c="7"/></text:p>
      <text:p text:style-name="P10"><text:s text:c="10"/><text:span text:style-name="T9">make a new fie </text:span></text:p>
      <text:p text:style-name="P10"><text:s text:c="11"/><text:span text:style-name="T9">$ touch newfile.txt</text:span></text:p>
      <text:p text:style-name="P10"><text:s text:c="11"/><text:span text:style-name="T9">$ git add newfile.txt</text:span></text:p>
      <text:p text:style-name="P10"><text:s text:c="10"/></text:p>
      <text:p text:style-name="P10"><text:s text:c="11"/><text:span text:style-name="T9">$ git diff - -staged</text:span></text:p>
      <text:p text:style-name="P10"/>
      <text:p text:style-name="P10"/>
      <text:p text:style-name="P10"/>
      <text:p text:style-name="P10"/>
      <text:p text:style-name="P10"><text:soft-page-break/></text:p>
      <text:p text:style-name="P11"><text:span text:style-name="T9">12) </text:span>Ignore a few files to be checked in -</text:p>
      <text:p text:style-name="P11"><text:s text:c="7"/></text:p>
      <text:p text:style-name="P11"><text:s text:c="8"/><text:span text:style-name="T10">make a new file </text:span></text:p>
      <text:p text:style-name="P11"><text:s text:c="9"/><text:span text:style-name="T10">$ touch school.txt</text:span></text:p>
      <text:p text:style-name="P11"><text:s text:c="9"/><text:span text:style-name="T10">$ git add school.txt</text:span></text:p>
      <text:p text:style-name="P11"><text:s text:c="5"/></text:p>
      <text:p text:style-name="P11"><text:s text:c="7"/></text:p>
      <text:p text:style-name="P11"><text:s text:c="8"/><text:span text:style-name="T10">$ touch .gitignore</text:span></text:p>
      <text:p text:style-name="P11"><text:s text:c="8"/><text:span text:style-name="T10">$ vim .gitignore </text:span></text:p>
      <text:p text:style-name="P11"><text:s text:c="14"/><text:span text:style-name="T11">school.txt</text:span> <text:s text:c="8"/><text:span text:style-name="T11">$</text:span></text:p>
      <text:p text:style-name="P11"><text:s text:c="7"/><text:span text:style-name="T11">$ git commit -m “ignore school file”</text:span></text:p>
      <text:p text:style-name="P11"><text:s text:c="7"/><text:span text:style-name="T10">$ git push </text:span></text:p>
      <text:p text:style-name="P11"/>
      <text:p text:style-name="P11"/>
      <text:p text:style-name="P10"><text:s text:c="8"/></text:p>
      <text:p text:style-name="P8"><text:span text:style-name="T12">13) </text:span>Create a new branch -</text:p>
      <text:p text:style-name="P8"><text:s text:c="7"/></text:p>
      <text:p text:style-name="P8"><text:s text:c="7"/><text:span text:style-name="T12">$ git branch &lt;new branch name&gt;</text:span></text:p>
      <text:p text:style-name="P8"><text:s text:c="8"/></text:p>
      <text:p text:style-name="P8"><text:s text:c="8"/><text:span text:style-name="T13">$ git branch tree</text:span></text:p>
      <text:p text:style-name="P8"/>
      <text:p text:style-name="P8"><text:s text:c="7"/><text:span text:style-name="T12">Check - </text:span></text:p>
      <text:p text:style-name="P8"><text:s text:c="10"/><text:span text:style-name="T12">$ git branch </text:span></text:p>
      <text:p text:style-name="P8"/>
      <text:p text:style-name="P8"/>
      <text:p text:style-name="P12">14) <text:s/><text:span text:style-name="T13">Diverge them with commit -</text:span></text:p>
      <text:p text:style-name="P12"><text:s text:c="7"/></text:p>
      <text:p text:style-name="P12"><text:s text:c="8"/><text:span text:style-name="T14">$ git push -u origin tree</text:span></text:p>
      <text:p text:style-name="P12"><text:s text:c="8"/><text:span text:style-name="T14">$ git push</text:span></text:p>
      <text:p text:style-name="P14"><text:s text:c="18"/></text:p>
      <text:p text:style-name="P13"/>
      <text:p text:style-name="P13"><text:span text:style-name="T13">15) </text:span>Edit the same file at the same line on both branches and commit -</text:p>
      <text:p text:style-name="P13"><text:s/></text:p>
      <text:p text:style-name="P13"><text:s text:c="9"/><text:span text:style-name="T15">$ git checkout master</text:span></text:p>
      <text:p text:style-name="P13"><text:s text:c="9"/><text:span text:style-name="T15">$ vim a.txt</text:span></text:p>
      <text:p text:style-name="P13"><text:s text:c="15"/><text:span text:style-name="T15">hello world</text:span></text:p>
      <text:p text:style-name="P13"><text:s text:c="9"/><text:span text:style-name="T15">$ git add a.txt</text:span></text:p>
      <text:p text:style-name="P13"><text:s text:c="9"/><text:span text:style-name="T15">$ git commit -m “modify”</text:span></text:p>
      <text:p text:style-name="P15"><text:s text:c="3"/></text:p>
      <text:p text:style-name="P16"><text:s text:c="11"/><text:span text:style-name="T15">$ git checkout </text:span>newer</text:p>
      <text:p text:style-name="P17"><text:s text:c="9"/><text:span text:style-name="T15">$ vim a.txt</text:span></text:p>
      <text:p text:style-name="P17"><text:s text:c="15"/><text:span text:style-name="T15">hello world</text:span></text:p>
      <text:p text:style-name="P17"><text:s text:c="9"/><text:span text:style-name="T15">$ git add a.txt</text:span></text:p>
      <text:p text:style-name="P16"><text:s text:c="9"/><text:span text:style-name="T15">$ git commit -m “modify”</text:span></text:p>
      <text:p text:style-name="P16"/>
      <text:p text:style-name="P16"/>
      <text:p text:style-name="P18"><text:span text:style-name="T16">18) </text:span>Add the following code to your .bashrc file : color_prompt="yes" -</text:p>
      <text:p text:style-name="P18"/>
      <text:p text:style-name="P18"><text:s text:c="8"/><text:span text:style-name="T17">$ ls -a</text:span></text:p>
      <text:p text:style-name="P18"><text:s text:c="8"/><text:span text:style-name="T17">vim .bashrc</text:span></text:p>
      <text:p text:style-name="P18"><text:s text:c="8"/><text:span text:style-name="T17">(paste the code; write &amp; quit)</text:span> <text:s text:c="3"/></text:p>
      <text:p text:style-name="P13"><text:soft-page-break/></text:p>
      <text:p text:style-name="P19"><text:span text:style-name="T6">17) </text:span>Stash the changes and pop them -</text:p>
      <text:p text:style-name="P19"><text:s text:c="8"/></text:p>
      <text:p text:style-name="P19"><text:s text:c="8"/><text:span text:style-name="T18">$ touch new.txt</text:span></text:p>
      <text:p text:style-name="P19"><text:s text:c="8"/><text:span text:style-name="T18">$ git stash </text:span></text:p>
      <text:p text:style-name="P19"><text:s text:c="8"/><text:span text:style-name="T18">$ git add .</text:span></text:p>
      <text:p text:style-name="P19"><text:s text:c="8"/><text:span text:style-name="T18">$ git stash list</text:span></text:p>
      <text:p text:style-name="P19"><text:s text:c="8"/><text:span text:style-name="T18">$ git stash pop</text:span></text:p>
      <text:p text:style-name="P19"/>
      <text:p text:style-name="P19"><text:s text:c="8"/><text:span text:style-name="T18">(file new.txt appears)</text:span></text:p>
      <text:p text:style-name="P19"/>
      <text:p text:style-name="P19"/>
      <text:p text:style-name="P19"/>
      <text:p text:style-name="P20"><text:span text:style-name="T19">16) </text:span>Try merging and resolve merge conflicts -</text:p>
      <text:p text:style-name="P20"/>
      <text:p text:style-name="P20"/>
      <text:p text:style-name="P20"><text:s text:c="9"/><text:span text:style-name="T20">$ git branch newer</text:span></text:p>
      <text:p text:style-name="P20"><text:s text:c="9"/><text:span text:style-name="T20">$ git checkout newer</text:span></text:p>
      <text:p text:style-name="P20"><text:s text:c="9"/><text:span text:style-name="T20">$ touch a b c</text:span></text:p>
      <text:p text:style-name="P20"><text:s text:c="9"/><text:span text:style-name="T20">$ echo “hello” &gt; a</text:span></text:p>
      <text:p text:style-name="P20"><text:s text:c="9"/><text:span text:style-name="T20">$ git add .</text:span></text:p>
      <text:p text:style-name="P21"><text:s text:c="9"/><text:span text:style-name="T20">$ git commit -m "edit a" a</text:span></text:p>
      <text:p text:style-name="P21"/>
      <text:p text:style-name="P22"><text:s text:c="9"/></text:p>
      <text:p text:style-name="P22"><text:s text:c="11"/>$ git branch master</text:p>
      <text:p text:style-name="P21"><text:s text:c="9"/><text:span text:style-name="T20">$ git checkout master</text:span></text:p>
      <text:p text:style-name="P21"><text:s text:c="9"/><text:span text:style-name="T20">$ touch a b c</text:span></text:p>
      <text:p text:style-name="P21"><text:s text:c="9"/><text:span text:style-name="T20">$ echo “world” &gt; a</text:span></text:p>
      <text:p text:style-name="P21"><text:s text:c="9"/><text:span text:style-name="T20">$ git add .</text:span></text:p>
      <text:p text:style-name="P22"><text:s text:c="9"/>$ git commit -m "edit a" a</text:p>
      <text:p text:style-name="P22"/>
      <text:p text:style-name="P22"><text:s text:c="9"/>$ git merge newer </text:p>
      <text:p text:style-name="P22"><text:s text:c="8"/></text:p>
      <text:p text:style-name="P23"><text:s text:c="13"/><text:span text:style-name="T21">{</text:span> <text:span text:style-name="T21">Auto-merging a</text:span></text:p>
      <text:p text:style-name="P24"><text:s text:c="14"/>CONFLICT (content): Merge conflict in a</text:p>
      <text:p text:style-name="P24"><text:s text:c="14"/>Automatic merge failed; fix conflicts and then commit the result.}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4:51:44.439623353</meta:creation-date>
    <dc:date>2018-10-23T14:39:45.934731962</dc:date>
    <meta:editing-duration>PT2H23M38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4" meta:paragraph-count="142" meta:word-count="565" meta:character-count="3754" meta:non-whitespace-character-count="2276"/>
  </office:meta>
</office:document-meta>
</file>